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officeooo:paragraph-rsid="006dbb63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fdad8" officeooo:paragraph-rsid="001c0208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6a846f" officeooo:paragraph-rsid="007dbc8e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706998" officeooo:paragraph-rsid="007e046a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dbb63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dbb6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rsid="00732613" officeooo:paragraph-rsid="00732613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732613" officeooo:paragraph-rsid="00732613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9da8b" officeooo:paragraph-rsid="00769529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officeooo:rsid="0073ab15" officeooo:paragraph-rsid="0073ab15" style:font-size-asian="12pt" style:font-size-complex="12pt"/>
    </style:style>
    <style:style style:name="P11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officeooo:rsid="00732613" officeooo:paragraph-rsid="00732613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rsid="00732613" officeooo:paragraph-rsid="00732613" style:font-size-asian="12pt" style:font-size-complex="12pt"/>
    </style:style>
    <style:style style:name="P13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officeooo:rsid="0082b515" officeooo:paragraph-rsid="0082b515" style:font-size-asian="12pt" style:font-size-complex="12pt"/>
    </style:style>
    <style:style style:name="P14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officeooo:rsid="0082b515" officeooo:paragraph-rsid="00843a7e" style:font-size-asian="12pt" style:font-size-complex="12pt"/>
    </style:style>
    <style:style style:name="P15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officeooo:rsid="008773f2" officeooo:paragraph-rsid="008773f2" style:font-size-asian="12pt" style:font-size-complex="12pt"/>
    </style:style>
    <style:style style:name="P16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355f4" officeooo:paragraph-rsid="00769529" style:font-size-asian="12pt" style:font-weight-asian="normal" style:font-size-complex="12pt" style:font-weight-complex="normal"/>
    </style:style>
    <style:style style:name="P17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69529" officeooo:paragraph-rsid="00769529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bold" officeooo:rsid="006fb6da" officeooo:paragraph-rsid="007dbc8e" style:font-size-asian="12pt" style:font-weight-asian="bold" style:font-size-complex="12pt" style:font-weight-complex="bold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6fb6da" officeooo:paragraph-rsid="007dbc8e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6fb6da" officeooo:paragraph-rsid="007dbc8e" style:font-size-asian="12pt" style:font-weight-asian="normal" style:font-size-complex="12pt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7e8b62" officeooo:paragraph-rsid="007dbc8e" style:font-size-asian="12pt" style:font-weight-asian="normal" style:font-size-complex="12pt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706998" officeooo:paragraph-rsid="007dbc8e" style:font-size-asian="12pt" style:font-weight-asian="normal" style:font-size-complex="12pt" style:font-weight-complex="normal"/>
    </style:style>
    <style:style style:name="P23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706998" officeooo:paragraph-rsid="007e046a" style:font-size-asian="12pt" style:font-weight-asian="normal" style:font-size-complex="12pt" style:font-weight-complex="normal"/>
    </style:style>
    <style:style style:name="P24" style:family="paragraph" style:parent-style-name="Standard" style:list-style-name="L9">
      <style:paragraph-properties fo:text-align="start" style:justify-single-word="false"/>
      <style:text-properties style:font-name="DejaVu Sans Condensed" fo:font-size="12pt" officeooo:paragraph-rsid="00769529" style:font-size-asian="12pt" style:font-size-complex="12pt"/>
    </style:style>
    <style:style style:name="P25" style:family="paragraph" style:parent-style-name="Standard" style:list-style-name="L4">
      <style:paragraph-properties fo:text-align="start" style:justify-single-word="false"/>
      <style:text-properties fo:font-weight="bold" officeooo:paragraph-rsid="007dbc8e" style:font-weight-asian="bold" style:font-weight-complex="bold"/>
    </style:style>
    <style:style style:name="P26" style:family="paragraph" style:parent-style-name="Standard" style:list-style-name="L6">
      <style:paragraph-properties fo:text-align="start" style:justify-single-word="false"/>
      <style:text-properties officeooo:paragraph-rsid="007dbc8e"/>
    </style:style>
    <style:style style:name="P27" style:family="paragraph" style:parent-style-name="Standard" style:list-style-name="L6">
      <style:paragraph-properties fo:text-align="start" style:justify-single-word="false"/>
      <style:text-properties officeooo:rsid="00706998" officeooo:paragraph-rsid="007dbc8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69529" style:font-weight-asian="bold" style:font-weight-complex="bold"/>
    </style:style>
    <style:style style:name="T3" style:family="text">
      <style:text-properties officeooo:rsid="0035db3e"/>
    </style:style>
    <style:style style:name="T4" style:family="text">
      <style:text-properties fo:font-size="12pt" fo:font-weight="bold" officeooo:rsid="006c0f6e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6dbb63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30263c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6af1f7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732613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7dbc8e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7fc92c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fo:font-weight="bold" officeooo:rsid="00769529" style:font-weight-asian="bold" style:font-weight-complex="bold"/>
    </style:style>
    <style:style style:name="T12" style:family="text">
      <style:text-properties style:text-line-through-style="none" style:text-line-through-type="none" fo:font-weight="normal" officeooo:rsid="005355f4" style:font-weight-asian="normal" style:font-weight-complex="normal"/>
    </style:style>
    <style:style style:name="T13" style:family="text">
      <style:text-properties style:text-line-through-style="none" style:text-line-through-type="none" fo:font-weight="normal" officeooo:rsid="00769529" style:font-weight-asian="normal" style:font-weight-complex="normal"/>
    </style:style>
    <style:style style:name="T14" style:family="text">
      <style:text-properties officeooo:rsid="00769529"/>
    </style:style>
    <style:style style:name="T15" style:family="text">
      <style:text-properties officeooo:rsid="007bca3b"/>
    </style:style>
    <style:style style:name="T16" style:family="text">
      <style:text-properties officeooo:rsid="00706998"/>
    </style:style>
    <style:style style:name="T17" style:family="text">
      <style:text-properties officeooo:rsid="007dbd62"/>
    </style:style>
    <style:style style:name="T18" style:family="text">
      <style:text-properties officeooo:rsid="006fb6da"/>
    </style:style>
    <style:style style:name="T19" style:family="text">
      <style:text-properties officeooo:rsid="00700a0f"/>
    </style:style>
    <style:style style:name="T20" style:family="text">
      <style:text-properties style:font-name="DejaVu Sans Condensed" fo:font-size="12pt" officeooo:rsid="006fb6da" style:font-size-asian="12pt" style:font-size-complex="12pt"/>
    </style:style>
    <style:style style:name="T21" style:family="text">
      <style:text-properties style:font-name="DejaVu Sans Condensed" fo:font-size="12pt" officeooo:rsid="00700a0f" style:font-size-asian="12pt" style:font-size-complex="12pt"/>
    </style:style>
    <style:style style:name="T22" style:family="text">
      <style:text-properties style:font-name="DejaVu Sans Condensed" fo:font-size="12pt" officeooo:rsid="00706998" style:font-size-asian="12pt" style:font-size-complex="12pt"/>
    </style:style>
    <style:style style:name="T23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4" style:family="text">
      <style:text-properties style:font-name="DejaVu Sans Condensed" fo:font-size="12pt" fo:font-weight="normal" officeooo:rsid="00706998" style:font-size-asian="12pt" style:font-weight-asian="normal" style:font-size-complex="12pt" style:font-weight-complex="normal"/>
    </style:style>
    <style:style style:name="T25" style:family="text">
      <style:text-properties style:font-name="DejaVu Sans Condensed" fo:font-size="12pt" fo:font-weight="normal" officeooo:rsid="006fb6da" style:font-size-asian="12pt" style:font-weight-asian="normal" style:font-size-complex="12pt" style:font-weight-complex="normal"/>
    </style:style>
    <style:style style:name="T26" style:family="text">
      <style:text-properties style:font-name="DejaVu Sans Condensed" fo:font-size="12pt" fo:font-weight="normal" officeooo:rsid="007e8b62" style:font-size-asian="12pt" style:font-weight-asian="normal" style:font-size-complex="12pt" style:font-weight-complex="normal"/>
    </style:style>
    <style:style style:name="T27" style:family="text">
      <style:text-properties officeooo:rsid="0079b83e"/>
    </style:style>
    <style:style style:name="T28" style:family="text">
      <style:text-properties officeooo:rsid="0082b515"/>
    </style:style>
    <style:style style:name="T29" style:family="text">
      <style:text-properties officeooo:rsid="00867c0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5">1<text:span text:style-name="T3">xx</text:span> - Controls</text:p>
          </table:table-cell>
          <table:table-cell table:style-name="Table1.B1" office:value-type="string">
            <text:p text:style-name="P6">2xx - Ground</text:p>
          </table:table-cell>
          <table:table-cell table:style-name="Table1.C1" office:value-type="string">
            <text:p text:style-name="P6">3xx - Flight</text:p>
          </table:table-cell>
          <table:table-cell table:style-name="Table1.B1" office:value-type="string">
            <text:p text:style-name="P6">4xx - A2A</text:p>
          </table:table-cell>
          <table:table-cell table:style-name="Table1.B1" office:value-type="string">
            <text:p text:style-name="P6">5xx - A2G</text:p>
          </table:table-cell>
          <table:table-cell table:style-name="Table1.F1" office:value-type="string">
            <text:p text:style-name="P6">6xx - Misc</text:p>
          </table:table-cell>
        </table:table-row>
      </table:table>
      <text:p text:style-name="P1"><text:span text:style-name="T4">3</text:span><text:span text:style-name="T5">0</text:span><text:span text:style-name="T8">2</text:span><text:span text:style-name="T6"> - </text:span><text:span text:style-name="T7">Flight - </text:span><text:span text:style-name="T8">Radios, </text:span><text:span text:style-name="T9">Navigation, </text:span><text:span text:style-name="T10">Autopilot, </text:span><text:span text:style-name="T8">Countermeasures, Jettison</text:span></text:p>
      <text:p text:style-name="P2"/>
      <text:p text:style-name="P8">Radios</text:p>
      <text:list text:style-name="L1">
        <text:list-item>
          <text:p text:style-name="P10">TODO</text:p>
        </text:list-item>
      </text:list>
      <text:p text:style-name="P7"/>
      <text:p text:style-name="P3">Navigation<text:span text:style-name="T18"> -- WIP, needs verification</text:span></text:p>
      <text:list text:style-name="L2">
        <text:list-item>
          <text:p text:style-name="P18">TACAN:</text:p>
        </text:list-item>
      </text:list>
      <text:list text:style-name="L3">
        <text:list-item>
          <text:list>
            <text:list-item>
              <text:p text:style-name="P19">TACAN controls are on right console middle.</text:p>
            </text:list-item>
            <text:list-item>
              <text:p text:style-name="P19">Tune channel with Channel Selector knob inner and outer (1s and 10s)</text:p>
            </text:list-item>
            <text:list-item>
              <text:p text:style-name="P19">No way to set X/Y?? <text:s/>X-band signals have priority over Y-band signals with the same number.</text:p>
            </text:list-item>
            <text:list-item>
              <text:p text:style-name="P19">Mode knob ... As needed. <text:s/>Use A/A for tankers, REC or T/R for other uses.</text:p>
            </text:list-item>
            <text:list-item>
              <text:p text:style-name="P19">BDHI<text:span text:style-name="T19"> (Bearing Distance Heading Indicator) </text:span>switch ... TACAN <text:span text:style-name="T16">(center) </text:span>(instrument panel lower middle)</text:p>
            </text:list-item>
            <text:list-item>
              <text:p text:style-name="P19"><text:span text:style-name="T16">Double-line </text:span>needle<text:span text:style-name="T17">??</text:span> on <text:span text:style-name="T16">BDHI compass</text:span> (instrument panel lower middle, below artificial horizon)<text:span text:style-name="T16"> shows bearing to TACAN station. <text:s/>Window in BDHI shows range.</text:span></text:p>
            </text:list-item>
          </text:list>
        </text:list-item>
      </text:list>
      <text:list text:style-name="L4">
        <text:list-item>
          <text:p text:style-name="P25"><text:span text:style-name="T20">Nav computer</text:span><text:span text:style-name="T21"> </text:span><text:span text:style-name="T22">with doppler radar</text:span><text:span text:style-name="T20">:</text:span></text:p>
        </text:list-item>
      </text:list>
      <text:list xml:id="list2570924336" text:style-name="L5">
        <text:list-item>
          <text:list>
            <text:list-item>
              <text:p text:style-name="P20">Nav computer <text:span text:style-name="T27">and doppler controls are</text:span> on right console forward.</text:p>
            </text:list-item>
            <text:list-item>
              <text:p text:style-name="P20">First 2 waypoints from Mission Editor are pre-set (D1 = WP1, D2 = WP2<text:span text:style-name="T16">, also shown in built-in kneeboard page</text:span>)</text:p>
            </text:list-item>
            <text:list-item>
              <text:p text:style-name="P20">Set doppler radar knob (forward knob) to STBY at startup, then LAND or SEA as needed.</text:p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p text:style-name="P26"><text:span text:style-name="T24">If doppler is OFF, you will need to i</text:span><text:span text:style-name="T25">nput magnetic variance, wind direction, and wind speed</text:span><text:span text:style-name="T24"> manually</text:span><text:span text:style-name="T25">.</text:span></text:p>
                </text:list-item>
                <text:list-item>
                  <text:p text:style-name="P27"><text:span text:style-name="T26">L</text:span><text:span text:style-name="T23">imits for doppler radar:</text:span></text:p>
                  <text:list>
                    <text:list-item>
                      <text:p text:style-name="P27"><text:span text:style-name="T23">30 deg </text:span><text:span text:style-name="T26">up/down pitch, and </text:span><text:span text:style-name="T23">left/right</text:span><text:span text:style-name="T26"> bank</text:span></text:p>
                    </text:list-item>
                    <text:list-item>
                      <text:p text:style-name="P21">40 ft min altitude</text:p>
                    </text:list-item>
                    <text:list-item>
                      <text:p text:style-name="P22">When outside of limits, MEMORY light will illuminate, and position may drift.</text:p>
                    </text:list-item>
                  </text:list>
                </text:list-item>
              </text:list>
            </text:list-item>
          </text:list>
        </text:list-item>
      </text:list>
      <text:list xml:id="list132316882193958" text:continue-list="list2570924336" text:style-name="L5">
        <text:list-item>
          <text:list>
            <text:list-item>
              <text:p text:style-name="P20">Set Function Select knob (rear knob) to STBY.</text:p>
            </text:list-item>
            <text:list-item>
              <text:p text:style-name="P20">PRESENT POSITION windows should show your current lat/long, adjust if needed.</text:p>
            </text:list-item>
            <text:list-item>
              <text:p text:style-name="P20">DESTINATION windows should show D1.</text:p>
            </text:list-item>
            <text:list-item>
              <text:p text:style-name="P20">Set Function Select knob (rear knob) to D1 or D2 to navigate to waypoint.</text:p>
            </text:list-item>
            <text:list-item>
              <text:p text:style-name="P20">BDHI<text:span text:style-name="T19"> (Bearing Distance Heading Indicator)</text:span> switch ... NAV CMPTR<text:span text:style-name="T16"> (up)</text:span> (instrument panel lower middle)</text:p>
            </text:list-item>
            <text:list-item>
              <text:p text:style-name="P20"><text:span text:style-name="T16">Double-line </text:span>needle<text:span text:style-name="T17">??</text:span> on<text:span text:style-name="T16"> BDHI</text:span> <text:span text:style-name="T16">compass </text:span>(instrument panel lower middle, below artificial horizon)<text:span text:style-name="T16"> shows bearing to waypoint. <text:s/>Window in BDHI shows range.</text:span></text:p>
            </text:list-item>
          </text:list>
        </text:list-item>
      </text:list>
      <text:p text:style-name="P7"/>
      <text:p text:style-name="P4">Autopilot</text:p>
      <text:list text:style-name="L7">
        <text:list-item>
          <text:p text:style-name="P23">TODO</text:p>
        </text:list-item>
      </text:list>
      <text:p text:style-name="P7"/>
      <text:p text:style-name="P8">Countermeasures<text:span text:style-name="T15"> and ECM</text:span></text:p>
      <text:list xml:id="list933206890" text:style-name="L8">
        <text:list-item>
          <text:p text:style-name="P11">Default CM program:</text:p>
          <text:list>
            <text:list-item>
              <text:p text:style-name="P11">8 salvos of 1 burst, every 2 seconds<text:span text:style-name="T28">, from any active dispensers.</text:span></text:p>
            </text:list-item>
            <text:list-item>
              <text:p text:style-name="P13">Select which dispenser(s) will fire the salvos with switch on countermeasures box on upper left outer instrument panel.</text:p>
              <text:list>
                <text:list-item>
                  <text:p text:style-name="P14">Front dispenser (#1) is always chaff, rear dispenser (#2) is always flares.</text:p>
                </text:list-item>
              </text:list>
            </text:list-item>
            <text:list-item>
              <text:p text:style-name="P11">Program using built-in kneeboard page. <text:s/>Engine must be OFF and canopy OPEN.</text:p>
            </text:list-item>
            <text:list-item>
              <text:p text:style-name="P11">Default load is 30 chaff, 30 flares.</text:p>
            </text:list-item>
          </text:list>
        </text:list-item>
        <text:list-item>
          <text:p text:style-name="P13">RWR and ECM systems<text:span text:style-name="T29"> -- WIP</text:span></text:p>
          <text:list>
            <text:list-item>
              <text:p text:style-name="P13"><text:span text:style-name="T1">APR-25</text:span> is <text:span text:style-name="T1">RWR</text:span> (E-, G-, and I-band only) and <text:span text:style-name="T1">ECM</text:span>.</text:p>
              <text:list>
                <text:list-item>
                  <text:p text:style-name="P13">Detects radar signals and turns them into audio.</text:p>
                </text:list-item>
                <text:list-item>
                  <text:p text:style-name="P13">Volume controlled by <text:span text:style-name="T1">inner knob</text:span>.</text:p>
                </text:list-item>
                <text:list-item>
                  <text:p text:style-name="P13"><text:span text:style-name="T1">RCV</text:span> mode does not jam. <text:s/><text:span text:style-name="T1">RPT</text:span> mode will jam when radar signals are detected.</text:p>
                </text:list-item>
              </text:list>
            </text:list-item>
            <text:list-item>
              <text:p text:style-name="P13"><text:span text:style-name="T1">APR-27</text:span> is <text:span text:style-name="T1">SAM Launch Warning Receiver</text:span> (SA-2 only??)</text:p>
              <text:list>
                <text:list-item>
                  <text:p text:style-name="P13">Detects missile guidance signals only.</text:p>
                </text:list-item>
                <text:list-item>
                  <text:p text:style-name="P13">Volume controlled by <text:span text:style-name="T1">outer knob</text:span>.</text:p>
                </text:list-item>
              </text:list>
            </text:list-item>
            <text:list-item>
              <text:p text:style-name="P13"><text:span text:style-name="T1">AUDIO switch</text:span>:</text:p>
              <text:list>
                <text:list-item>
                  <text:p text:style-name="P15">Not sure what this does..??</text:p>
                </text:list-item>
              </text:list>
            </text:list-item>
          </text:list>
        </text:list-item>
      </text:list>
      <text:p text:style-name="P7"/>
      <text:p text:style-name="P9">Stores Jettison</text:p>
      <text:list xml:id="list1569034739" text:style-name="L9">
        <text:list-item>
          <text:p text:style-name="P16">Select <text:span text:style-name="T14">station </text:span>to be jettisoned with <text:span text:style-name="T2">EMER SEL</text:span><text:span text:style-name="T14"> knob (center console top left):</text:span></text:p>
        </text:list-item>
      </text:list>
      <text:list text:style-name="L10">
        <text:list-item>
          <text:list>
            <text:list-item>
              <text:p text:style-name="P17">WNG ... Jettisons stations 1, 2, 4, 5 (wing stations)</text:p>
            </text:list-item>
            <text:list-item>
              <text:p text:style-name="P17">1, 2, 3, 4, 5 ... Jettisons only numbered station.</text:p>
            </text:list-item>
            <text:list-item>
              <text:p text:style-name="P17">AL ... Jettisons all stations.</text:p>
            </text:list-item>
          </text:list>
        </text:list-item>
      </text:list>
      <text:list xml:id="list132317065666494" text:continue-list="list1569034739" text:style-name="L9">
        <text:list-item>
          <text:p text:style-name="P24"><text:span text:style-name="T12">Pull </text:span><text:span text:style-name="T11">EMER BOMB</text:span><text:span text:style-name="T13"> </text:span><text:span text:style-name="T12">handle </text:span><text:span text:style-name="T13">(above left knee) </text:span><text:span text:style-name="T12">to jettison </text:span><text:span text:style-name="T13">selected station</text:span><text:span text:style-name="T12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2-18T13:23:14.949000000</dc:date>
    <meta:editing-duration>PT15H33M4S</meta:editing-duration>
    <meta:editing-cycles>110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57" meta:word-count="521" meta:character-count="2919" meta:non-whitespace-character-count="2494"/>
  </office:meta>
</office:document-meta>
</file>